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0131f4f"/>
    </style:style>
    <style:style style:name="P2" style:family="paragraph" style:parent-style-name="Standard">
      <style:text-properties fo:language="en" fo:country="US" fo:font-weight="bold" officeooo:rsid="001e4eb8" officeooo:paragraph-rsid="00131f4f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1e4eb8" officeooo:paragraph-rsid="0050335d" style:font-weight-asian="bold" style:font-weight-complex="bold"/>
    </style:style>
    <style:style style:name="P4" style:family="paragraph" style:parent-style-name="Standard">
      <style:text-properties fo:language="en" fo:country="US" fo:font-weight="bold" officeooo:paragraph-rsid="00131f4f" style:font-weight-asian="bold" style:font-weight-complex="bold"/>
    </style:style>
    <style:style style:name="P5" style:family="paragraph" style:parent-style-name="Standard">
      <style:text-properties fo:language="en" fo:country="US" fo:font-weight="normal" officeooo:rsid="0100f487" officeooo:paragraph-rsid="00131f4f" fo:background-color="#dddddd" style:font-weight-asian="normal" style:font-weight-complex="normal"/>
    </style:style>
    <style:style style:name="P6" style:family="paragraph" style:parent-style-name="Standard">
      <style:text-properties fo:language="en" fo:country="US" fo:font-weight="normal" officeooo:rsid="007f05cd" officeooo:paragraph-rsid="0089c049" fo:background-color="#dddddd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136227" officeooo:paragraph-rsid="0014818c" fo:background-color="transparent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377c68" officeooo:paragraph-rsid="001779e7" fo:background-color="transparent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7f05cd" officeooo:paragraph-rsid="00872790" fo:background-color="transparent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7f05cd" officeooo:paragraph-rsid="007f05cd" fo:background-color="transparent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7f05cd" officeooo:paragraph-rsid="0089c049" fo:background-color="transparent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7f05cd" officeooo:paragraph-rsid="00995188" fo:background-color="transparent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85550f" officeooo:paragraph-rsid="0080db00" fo:background-color="transparent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942c59" officeooo:paragraph-rsid="007ffff1" fo:background-color="transparent" style:font-weight-asian="normal" style:font-weight-complex="normal"/>
    </style:style>
    <style:style style:name="P15" style:family="paragraph" style:parent-style-name="Standard">
      <style:text-properties fo:language="en" fo:country="US" officeooo:rsid="001b8640" officeooo:paragraph-rsid="00131f4f"/>
    </style:style>
    <style:style style:name="P16" style:family="paragraph" style:parent-style-name="Standard">
      <style:text-properties fo:language="en" fo:country="US" officeooo:rsid="00119e79" officeooo:paragraph-rsid="001779e7" fo:background-color="transparent"/>
    </style:style>
    <style:style style:name="P17" style:family="paragraph" style:parent-style-name="Standard">
      <style:text-properties fo:language="en" fo:country="US" officeooo:rsid="007bb7e8" officeooo:paragraph-rsid="007d3450" fo:background-color="transparent"/>
    </style:style>
    <style:style style:name="P18" style:family="paragraph" style:parent-style-name="Standard">
      <style:text-properties fo:language="en" fo:country="US" officeooo:rsid="007d3450" officeooo:paragraph-rsid="007d3450" fo:background-color="transparent"/>
    </style:style>
    <style:style style:name="P19" style:family="paragraph" style:parent-style-name="Standard">
      <style:text-properties fo:language="en" fo:country="US" officeooo:rsid="007d3450" officeooo:paragraph-rsid="009c4bac" fo:background-color="transparent"/>
    </style:style>
    <style:style style:name="P20" style:family="paragraph" style:parent-style-name="Standard">
      <style:text-properties fo:language="en" fo:country="US" officeooo:rsid="007f05cd" officeooo:paragraph-rsid="00872790" fo:background-color="transparent"/>
    </style:style>
    <style:style style:name="P21" style:family="paragraph" style:parent-style-name="Standard">
      <style:text-properties fo:language="en" fo:country="US" officeooo:rsid="007f05cd" officeooo:paragraph-rsid="0089c049" fo:background-color="transparent"/>
    </style:style>
    <style:style style:name="P22" style:family="paragraph" style:parent-style-name="Standard">
      <style:text-properties fo:language="en" fo:country="US" officeooo:rsid="007f05cd" officeooo:paragraph-rsid="008abfe8" fo:background-color="transparent"/>
    </style:style>
    <style:style style:name="P23" style:family="paragraph" style:parent-style-name="Standard">
      <style:text-properties fo:language="en" fo:country="US" officeooo:rsid="007ffff1" officeooo:paragraph-rsid="00966a73" fo:background-color="transparent"/>
    </style:style>
    <style:style style:name="P24" style:family="paragraph" style:parent-style-name="Standard">
      <style:text-properties fo:language="en" fo:country="US" officeooo:rsid="0080db00" officeooo:paragraph-rsid="00872790" fo:background-color="transparent"/>
    </style:style>
    <style:style style:name="P25" style:family="paragraph" style:parent-style-name="Standard">
      <style:text-properties fo:language="en" fo:country="US" officeooo:rsid="0082eb74" officeooo:paragraph-rsid="0082eb74" fo:background-color="transparent"/>
    </style:style>
    <style:style style:name="P26" style:family="paragraph" style:parent-style-name="Standard">
      <style:text-properties fo:language="en" fo:country="US" officeooo:rsid="0082eb74" officeooo:paragraph-rsid="0084703a" fo:background-color="transparent"/>
    </style:style>
    <style:style style:name="P27" style:family="paragraph" style:parent-style-name="Standard">
      <style:text-properties fo:language="en" fo:country="US" officeooo:rsid="0085d6e7" officeooo:paragraph-rsid="00872790" fo:background-color="transparent"/>
    </style:style>
    <style:style style:name="P28" style:family="paragraph" style:parent-style-name="Standard">
      <style:text-properties fo:language="en" fo:country="US" officeooo:rsid="00882d8f" officeooo:paragraph-rsid="00882d8f" fo:background-color="transparent"/>
    </style:style>
    <style:style style:name="P29" style:family="paragraph" style:parent-style-name="Standard">
      <style:text-properties fo:language="en" fo:country="US" officeooo:rsid="00898bfa" officeooo:paragraph-rsid="00898bfa" fo:background-color="transparent"/>
    </style:style>
    <style:style style:name="P30" style:family="paragraph" style:parent-style-name="Standard">
      <style:text-properties fo:language="en" fo:country="US" officeooo:rsid="008abfe8" officeooo:paragraph-rsid="008abfe8" fo:background-color="transparent"/>
    </style:style>
    <style:style style:name="P31" style:family="paragraph" style:parent-style-name="Standard">
      <style:text-properties fo:language="en" fo:country="US" officeooo:rsid="008c2537" officeooo:paragraph-rsid="008c7862" fo:background-color="transparent"/>
    </style:style>
    <style:style style:name="P32" style:family="paragraph" style:parent-style-name="Standard">
      <style:text-properties fo:language="en" fo:country="US" officeooo:rsid="0093fd5b" officeooo:paragraph-rsid="0093fd5b" fo:background-color="transparent"/>
    </style:style>
    <style:style style:name="P33" style:family="paragraph" style:parent-style-name="Standard">
      <style:text-properties fo:language="en" fo:country="US" officeooo:rsid="0093fd5b" officeooo:paragraph-rsid="00a4d024" fo:background-color="transparent"/>
    </style:style>
    <style:style style:name="P34" style:family="paragraph" style:parent-style-name="Standard">
      <style:text-properties fo:language="en" fo:country="US" officeooo:rsid="00942c59" officeooo:paragraph-rsid="0099b7d3" fo:background-color="transparent"/>
    </style:style>
    <style:style style:name="P35" style:family="paragraph" style:parent-style-name="Standard">
      <style:text-properties fo:language="en" fo:country="US" officeooo:rsid="00966a73" officeooo:paragraph-rsid="00966a73" fo:background-color="transparent"/>
    </style:style>
    <style:style style:name="P36" style:family="paragraph" style:parent-style-name="Standard">
      <style:text-properties fo:language="en" fo:country="US" officeooo:rsid="009bb4e9" officeooo:paragraph-rsid="009bb4e9" fo:background-color="transparent"/>
    </style:style>
    <style:style style:name="P37" style:family="paragraph" style:parent-style-name="Standard">
      <style:text-properties fo:language="en" fo:country="US" officeooo:rsid="0087bc06" officeooo:paragraph-rsid="00a330ba" fo:background-color="transparent"/>
    </style:style>
    <style:style style:name="P38" style:family="paragraph" style:parent-style-name="Standard">
      <style:text-properties fo:language="en" fo:country="US" officeooo:rsid="00119e79" officeooo:paragraph-rsid="007d3450"/>
    </style:style>
    <style:style style:name="P39" style:family="paragraph" style:parent-style-name="Standard">
      <style:text-properties fo:language="en" fo:country="US" fo:font-style="normal" fo:font-weight="normal" officeooo:rsid="007ffff1" officeooo:paragraph-rsid="007ffff1" fo:background-color="transparent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language="en" fo:country="US" fo:font-style="normal" fo:font-weight="normal" officeooo:rsid="0097df8e" officeooo:paragraph-rsid="009877ae" fo:background-color="transparent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language="en" fo:country="US" fo:font-style="normal" fo:font-weight="normal" officeooo:rsid="0097df8e" officeooo:paragraph-rsid="00a4d024" fo:background-color="transparent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language="en" fo:country="US" officeooo:rsid="007f05cd" officeooo:paragraph-rsid="00809987" fo:background-color="#dddddd"/>
    </style:style>
    <style:style style:name="P43" style:family="paragraph" style:parent-style-name="Standard">
      <style:text-properties fo:language="en" fo:country="US" officeooo:rsid="007f05cd" officeooo:paragraph-rsid="00872790" fo:background-color="#dddddd"/>
    </style:style>
    <style:style style:name="P44" style:family="paragraph" style:parent-style-name="Standard">
      <style:text-properties fo:language="en" fo:country="US" officeooo:rsid="007f05cd" officeooo:paragraph-rsid="00939040" fo:background-color="#dddddd"/>
    </style:style>
    <style:style style:name="P45" style:family="paragraph" style:parent-style-name="Standard">
      <style:text-properties fo:language="en" fo:country="US" officeooo:rsid="007f05cd" officeooo:paragraph-rsid="009c91ea" fo:background-color="#dddddd"/>
    </style:style>
    <style:style style:name="P46" style:family="paragraph" style:parent-style-name="Standard">
      <style:text-properties fo:language="en" fo:country="US" officeooo:rsid="008abfe8" officeooo:paragraph-rsid="008abfe8" fo:background-color="#dddddd"/>
    </style:style>
    <style:style style:name="P47" style:family="paragraph" style:parent-style-name="Standard">
      <style:text-properties fo:language="en" fo:country="US" officeooo:rsid="008f09c5" officeooo:paragraph-rsid="008f09c5" fo:background-color="#dddddd"/>
    </style:style>
    <style:style style:name="P48" style:family="paragraph" style:parent-style-name="Standard">
      <style:text-properties fo:language="en" fo:country="US" officeooo:rsid="00939040" officeooo:paragraph-rsid="00939040" fo:background-color="#dddddd"/>
    </style:style>
    <style:style style:name="P49" style:family="paragraph" style:parent-style-name="Standard">
      <style:text-properties fo:language="en" fo:country="US" officeooo:rsid="007ffff1" officeooo:paragraph-rsid="00966a73" fo:background-color="#dddddd"/>
    </style:style>
    <style:style style:name="P50" style:family="paragraph" style:parent-style-name="Standard">
      <style:text-properties fo:language="en" fo:country="US" officeooo:rsid="00942c59" officeooo:paragraph-rsid="009c91ea" fo:background-color="#dddddd"/>
    </style:style>
    <style:style style:name="P51" style:family="paragraph" style:parent-style-name="Standard">
      <style:text-properties fo:language="en" fo:country="US" officeooo:rsid="009bb4e9" officeooo:paragraph-rsid="009bb4e9" fo:background-color="#dddddd"/>
    </style:style>
    <style:style style:name="P52" style:family="paragraph" style:parent-style-name="Standard">
      <style:text-properties fo:font-size="6pt" fo:language="en" fo:country="US" fo:font-weight="bold" officeooo:rsid="001e4eb8" officeooo:paragraph-rsid="0014818c" style:font-size-asian="6pt" style:font-weight-asian="bold" style:font-size-complex="6pt" style:font-weight-complex="bold"/>
    </style:style>
    <style:style style:name="P53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54" style:family="paragraph" style:parent-style-name="Standard">
      <style:text-properties fo:font-size="6pt" fo:language="en" fo:country="US" fo:font-weight="normal" officeooo:rsid="003b1ec5" officeooo:paragraph-rsid="00131f4f" style:font-size-asian="6pt" style:font-weight-asian="normal" style:font-size-complex="6pt" style:font-weight-complex="normal"/>
    </style:style>
    <style:style style:name="P55" style:family="paragraph" style:parent-style-name="Standard">
      <style:text-properties fo:color="#999999" fo:language="en" fo:country="US" fo:font-weight="bold" officeooo:rsid="001e4eb8" officeooo:paragraph-rsid="0014818c" style:font-weight-asian="bold" style:font-weight-complex="bold"/>
    </style:style>
    <style:style style:name="P56" style:family="paragraph" style:parent-style-name="Standard">
      <style:text-properties fo:color="#999999" fo:language="en" fo:country="US" fo:font-weight="bold" officeooo:rsid="003b1ec5" officeooo:paragraph-rsid="00131f4f" style:font-weight-asian="bold" style:font-weight-complex="bold"/>
    </style:style>
    <style:style style:name="P57" style:family="paragraph" style:parent-style-name="Standard">
      <style:text-properties officeooo:paragraph-rsid="008f09c5" fo:background-color="#dddddd"/>
    </style:style>
    <style:style style:name="P58" style:family="paragraph" style:parent-style-name="Standard">
      <style:text-properties officeooo:rsid="0097df8e" officeooo:paragraph-rsid="0097df8e" fo:background-color="#dddddd"/>
    </style:style>
    <style:style style:name="P59" style:family="paragraph" style:parent-style-name="Standard">
      <style:text-properties officeooo:paragraph-rsid="0090c679"/>
    </style:style>
    <style:style style:name="P60" style:family="paragraph" style:parent-style-name="Standard">
      <style:text-properties officeooo:paragraph-rsid="0096f9cb"/>
    </style:style>
    <style:style style:name="P61" style:family="paragraph" style:parent-style-name="Standard">
      <style:text-properties officeooo:paragraph-rsid="0097df8e"/>
    </style:style>
    <style:style style:name="P62" style:family="paragraph" style:parent-style-name="Standard">
      <style:paragraph-properties fo:break-before="page"/>
      <style:text-properties fo:color="#999999" fo:language="en" fo:country="US" fo:font-weight="bold" officeooo:rsid="0032f19b" officeooo:paragraph-rsid="00131f4f" fo:background-color="transparent" style:font-weight-asian="bold" style:font-weight-complex="bold"/>
    </style:style>
    <style:style style:name="T1" style:family="text">
      <style:text-properties officeooo:rsid="0043d0fb"/>
    </style:style>
    <style:style style:name="T2" style:family="text">
      <style:text-properties officeooo:rsid="00136227"/>
    </style:style>
    <style:style style:name="T3" style:family="text">
      <style:text-properties fo:font-weight="bold" fo:background-color="#fff200" loext:char-shading-value="0" style:font-weight-asian="bold" style:font-weight-complex="bold"/>
    </style:style>
    <style:style style:name="T4" style:family="text">
      <style:text-properties fo:font-weight="bold" officeooo:rsid="0094c10f" fo:background-color="#fff200" loext:char-shading-value="0" style:font-weight-asian="bold" style:font-weight-complex="bold"/>
    </style:style>
    <style:style style:name="T5" style:family="text">
      <style:text-properties fo:font-weight="bold" officeooo:rsid="00f062d5" fo:background-color="#fff200" loext:char-shading-value="0" style:font-weight-asian="bold" style:font-weight-complex="bold"/>
    </style:style>
    <style:style style:name="T6" style:family="text">
      <style:text-properties fo:font-weight="bold" officeooo:rsid="00fb0d24" fo:background-color="#fff200" loext:char-shading-value="0" style:font-weight-asian="bold" style:font-weight-complex="bold"/>
    </style:style>
    <style:style style:name="T7" style:family="text">
      <style:text-properties fo:font-weight="bold" officeooo:rsid="00704232" fo:background-color="#fff200" loext:char-shading-value="0" style:font-weight-asian="bold" style:font-weight-complex="bold"/>
    </style:style>
    <style:style style:name="T8" style:family="text">
      <style:text-properties fo:font-weight="bold" officeooo:rsid="00373dfb" fo:background-color="#fff200" loext:char-shading-value="0" style:font-weight-asian="bold" style:font-weight-complex="bold"/>
    </style:style>
    <style:style style:name="T9" style:family="text">
      <style:text-properties fo:font-weight="bold" officeooo:rsid="007d3450" fo:background-color="#fff200" loext:char-shading-value="0" style:font-weight-asian="bold" style:font-weight-complex="bold"/>
    </style:style>
    <style:style style:name="T10" style:family="text">
      <style:text-properties fo:font-weight="bold" officeooo:rsid="0035de4d" fo:background-color="#fff200" loext:char-shading-value="0" style:font-weight-asian="bold" style:font-weight-complex="bold"/>
    </style:style>
    <style:style style:name="T11" style:family="text">
      <style:text-properties fo:font-weight="bold" officeooo:rsid="007f05cd" fo:background-color="#fff200" loext:char-shading-value="0" style:font-weight-asian="bold" style:font-weight-complex="bold"/>
    </style:style>
    <style:style style:name="T12" style:family="text">
      <style:text-properties fo:font-weight="bold" officeooo:rsid="007ffff1" fo:background-color="#fff200" loext:char-shading-value="0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36227" style:font-weight-asian="bold" style:font-weight-complex="bold"/>
    </style:style>
    <style:style style:name="T15" style:family="text">
      <style:text-properties fo:font-weight="bold" officeooo:rsid="00704232" style:font-weight-asian="bold" style:font-weight-complex="bold"/>
    </style:style>
    <style:style style:name="T16" style:family="text">
      <style:text-properties fo:font-weight="bold" officeooo:rsid="008ceef7" style:font-weight-asian="bold" style:font-weight-complex="bold"/>
    </style:style>
    <style:style style:name="T17" style:family="text">
      <style:text-properties fo:font-weight="bold" officeooo:rsid="007d3450" style:font-weight-asian="bold" style:font-weight-complex="bold"/>
    </style:style>
    <style:style style:name="T18" style:family="text">
      <style:text-properties fo:font-weight="bold" officeooo:rsid="007ffff1" style:font-weight-asian="bold" style:font-weight-complex="bold"/>
    </style:style>
    <style:style style:name="T19" style:family="text">
      <style:text-properties fo:font-weight="bold" officeooo:rsid="00377c68" style:font-weight-asian="bold" style:font-weight-complex="bold"/>
    </style:style>
    <style:style style:name="T20" style:family="text">
      <style:text-properties fo:font-weight="bold" officeooo:rsid="00809987" style:font-weight-asian="bold" style:font-weight-complex="bold"/>
    </style:style>
    <style:style style:name="T21" style:family="text">
      <style:text-properties fo:font-weight="bold" officeooo:rsid="0084703a" style:font-weight-asian="bold" style:font-weight-complex="bold"/>
    </style:style>
    <style:style style:name="T22" style:family="text">
      <style:text-properties fo:font-weight="bold" officeooo:rsid="0085550f" style:font-weight-asian="bold" style:font-weight-complex="bold"/>
    </style:style>
    <style:style style:name="T23" style:family="text">
      <style:text-properties fo:font-weight="bold" officeooo:rsid="007f05cd" style:font-weight-asian="bold" style:font-weight-complex="bold"/>
    </style:style>
    <style:style style:name="T24" style:family="text">
      <style:text-properties fo:font-weight="bold" officeooo:rsid="008c7862" style:font-weight-asian="bold" style:font-weight-complex="bold"/>
    </style:style>
    <style:style style:name="T25" style:family="text">
      <style:text-properties fo:font-weight="bold" officeooo:rsid="008d315e" style:font-weight-asian="bold" style:font-weight-complex="bold"/>
    </style:style>
    <style:style style:name="T26" style:family="text">
      <style:text-properties fo:font-weight="bold" officeooo:rsid="0093fd5b" style:font-weight-asian="bold" style:font-weight-complex="bold"/>
    </style:style>
    <style:style style:name="T27" style:family="text">
      <style:text-properties fo:font-weight="bold" officeooo:rsid="00942c59" style:font-weight-asian="bold" style:font-weight-complex="bold"/>
    </style:style>
    <style:style style:name="T28" style:family="text">
      <style:text-properties fo:font-weight="bold" officeooo:rsid="00966a73" style:font-weight-asian="bold" style:font-weight-complex="bold"/>
    </style:style>
    <style:style style:name="T29" style:family="text">
      <style:text-properties fo:font-weight="bold" officeooo:rsid="0099b7d3" style:font-weight-asian="bold" style:font-weight-complex="bold"/>
    </style:style>
    <style:style style:name="T30" style:family="text">
      <style:text-properties fo:font-weight="bold" officeooo:rsid="009c4bac" style:font-weight-asian="bold" style:font-weight-complex="bold"/>
    </style:style>
    <style:style style:name="T31" style:family="text">
      <style:text-properties fo:font-weight="bold" officeooo:rsid="00a32630" style:font-weight-asian="bold" style:font-weight-complex="bold"/>
    </style:style>
    <style:style style:name="T32" style:family="text">
      <style:text-properties fo:font-weight="bold" officeooo:rsid="00a8f0d5" style:font-weight-asian="bold" style:font-weight-complex="bold"/>
    </style:style>
    <style:style style:name="T33" style:family="text">
      <style:text-properties fo:font-weight="bold" fo:background-color="#ffffff" loext:char-shading-value="0" style:font-weight-asian="bold" style:font-weight-complex="bold"/>
    </style:style>
    <style:style style:name="T34" style:family="text">
      <style:text-properties fo:font-weight="bold" officeooo:rsid="0100f487" fo:background-color="#dddddd" loext:char-shading-value="0" style:font-weight-asian="bold" style:font-weight-complex="bold"/>
    </style:style>
    <style:style style:name="T35" style:family="text">
      <style:text-properties fo:font-weight="bold" officeooo:rsid="0079d6e4" fo:background-color="#dddddd" loext:char-shading-value="0" style:font-weight-asian="bold" style:font-weight-complex="bold"/>
    </style:style>
    <style:style style:name="T36" style:family="text">
      <style:text-properties fo:font-weight="bold" officeooo:rsid="0032f19b" fo:background-color="transparent" loext:char-shading-value="0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32ee51" style:font-weight-asian="normal" style:font-weight-complex="normal"/>
    </style:style>
    <style:style style:name="T39" style:family="text">
      <style:text-properties fo:font-weight="normal" officeooo:rsid="00136227" style:font-weight-asian="normal" style:font-weight-complex="normal"/>
    </style:style>
    <style:style style:name="T40" style:family="text">
      <style:text-properties fo:font-weight="normal" officeooo:rsid="00377c68" style:font-weight-asian="normal" style:font-weight-complex="normal"/>
    </style:style>
    <style:style style:name="T41" style:family="text">
      <style:text-properties fo:font-weight="normal" officeooo:rsid="007d3450" style:font-weight-asian="normal" style:font-weight-complex="normal"/>
    </style:style>
    <style:style style:name="T42" style:family="text">
      <style:text-properties fo:font-weight="normal" officeooo:rsid="007ffff1" style:font-weight-asian="normal" style:font-weight-complex="normal"/>
    </style:style>
    <style:style style:name="T43" style:family="text">
      <style:text-properties fo:font-weight="normal" officeooo:rsid="00809987" style:font-weight-asian="normal" style:font-weight-complex="normal"/>
    </style:style>
    <style:style style:name="T44" style:family="text">
      <style:text-properties fo:font-weight="normal" officeooo:rsid="0080db00" style:font-weight-asian="normal" style:font-weight-complex="normal"/>
    </style:style>
    <style:style style:name="T45" style:family="text">
      <style:text-properties fo:font-weight="normal" officeooo:rsid="0084703a" style:font-weight-asian="normal" style:font-weight-complex="normal"/>
    </style:style>
    <style:style style:name="T46" style:family="text">
      <style:text-properties fo:font-weight="normal" officeooo:rsid="0085550f" style:font-weight-asian="normal" style:font-weight-complex="normal"/>
    </style:style>
    <style:style style:name="T47" style:family="text">
      <style:text-properties fo:font-weight="normal" officeooo:rsid="00872790" style:font-weight-asian="normal" style:font-weight-complex="normal"/>
    </style:style>
    <style:style style:name="T48" style:family="text">
      <style:text-properties fo:font-weight="normal" officeooo:rsid="0087bc06" style:font-weight-asian="normal" style:font-weight-complex="normal"/>
    </style:style>
    <style:style style:name="T49" style:family="text">
      <style:text-properties fo:font-weight="normal" officeooo:rsid="008f09c5" style:font-weight-asian="normal" style:font-weight-complex="normal"/>
    </style:style>
    <style:style style:name="T50" style:family="text">
      <style:text-properties fo:font-weight="normal" officeooo:rsid="0093fd5b" style:font-weight-asian="normal" style:font-weight-complex="normal"/>
    </style:style>
    <style:style style:name="T51" style:family="text">
      <style:text-properties fo:font-weight="normal" officeooo:rsid="00942c59" style:font-weight-asian="normal" style:font-weight-complex="normal"/>
    </style:style>
    <style:style style:name="T52" style:family="text">
      <style:text-properties fo:font-weight="normal" officeooo:rsid="00966a73" style:font-weight-asian="normal" style:font-weight-complex="normal"/>
    </style:style>
    <style:style style:name="T53" style:family="text">
      <style:text-properties fo:font-weight="normal" officeooo:rsid="0099b7d3" style:font-weight-asian="normal" style:font-weight-complex="normal"/>
    </style:style>
    <style:style style:name="T54" style:family="text">
      <style:text-properties fo:font-weight="normal" officeooo:rsid="009bb4e9" style:font-weight-asian="normal" style:font-weight-complex="normal"/>
    </style:style>
    <style:style style:name="T55" style:family="text">
      <style:text-properties fo:font-weight="normal" officeooo:rsid="009bc658" style:font-weight-asian="normal" style:font-weight-complex="normal"/>
    </style:style>
    <style:style style:name="T56" style:family="text">
      <style:text-properties fo:font-weight="normal" officeooo:rsid="009c4bac" style:font-weight-asian="normal" style:font-weight-complex="normal"/>
    </style:style>
    <style:style style:name="T57" style:family="text">
      <style:text-properties fo:font-weight="normal" officeooo:rsid="009c91ea" style:font-weight-asian="normal" style:font-weight-complex="normal"/>
    </style:style>
    <style:style style:name="T58" style:family="text">
      <style:text-properties fo:font-weight="normal" officeooo:rsid="009e7e35" style:font-weight-asian="normal" style:font-weight-complex="normal"/>
    </style:style>
    <style:style style:name="T59" style:family="text">
      <style:text-properties fo:font-weight="normal" officeooo:rsid="00a32630" style:font-weight-asian="normal" style:font-weight-complex="normal"/>
    </style:style>
    <style:style style:name="T60" style:family="text">
      <style:text-properties fo:font-weight="normal" officeooo:rsid="00a330ba" style:font-weight-asian="normal" style:font-weight-complex="normal"/>
    </style:style>
    <style:style style:name="T61" style:family="text">
      <style:text-properties fo:font-weight="normal" officeooo:rsid="00a4d024" style:font-weight-asian="normal" style:font-weight-complex="normal"/>
    </style:style>
    <style:style style:name="T62" style:family="text">
      <style:text-properties fo:font-weight="normal" fo:background-color="#ffffff" loext:char-shading-value="0" style:font-weight-asian="normal" style:font-weight-complex="normal"/>
    </style:style>
    <style:style style:name="T63" style:family="text">
      <style:text-properties fo:font-weight="normal" officeooo:rsid="00377c68" fo:background-color="#ffffff" loext:char-shading-value="0" style:font-weight-asian="normal" style:font-weight-complex="normal"/>
    </style:style>
    <style:style style:name="T64" style:family="text">
      <style:text-properties fo:font-weight="normal" officeooo:rsid="00357d7d" fo:background-color="#ffffff" loext:char-shading-value="0" style:font-weight-asian="normal" style:font-weight-complex="normal"/>
    </style:style>
    <style:style style:name="T65" style:family="text">
      <style:text-properties fo:font-weight="normal" officeooo:rsid="007ffff1" fo:background-color="#ffffff" loext:char-shading-value="0" style:font-weight-asian="normal" style:font-weight-complex="normal"/>
    </style:style>
    <style:style style:name="T66" style:family="text">
      <style:text-properties fo:font-weight="normal" officeooo:rsid="009c4bac" fo:background-color="#ffffff" loext:char-shading-value="0" style:font-weight-asian="normal" style:font-weight-complex="normal"/>
    </style:style>
    <style:style style:name="T67" style:family="text">
      <style:text-properties fo:font-weight="normal" officeooo:rsid="00bb70dd" fo:background-color="transparent" loext:char-shading-value="0" style:font-weight-asian="normal" style:font-weight-complex="normal"/>
    </style:style>
    <style:style style:name="T68" style:family="text">
      <style:text-properties fo:font-weight="normal" officeooo:rsid="00704232" fo:background-color="transparent" loext:char-shading-value="0" style:font-weight-asian="normal" style:font-weight-complex="normal"/>
    </style:style>
    <style:style style:name="T69" style:family="text">
      <style:text-properties fo:font-weight="normal" fo:background-color="#dddddd" loext:char-shading-value="0" style:font-weight-asian="normal" style:font-weight-complex="normal"/>
    </style:style>
    <style:style style:name="T70" style:family="text">
      <style:text-properties fo:font-weight="normal" officeooo:rsid="0100f487" fo:background-color="#dddddd" loext:char-shading-value="0" style:font-weight-asian="normal" style:font-weight-complex="normal"/>
    </style:style>
    <style:style style:name="T71" style:family="text">
      <style:text-properties fo:font-weight="normal" officeooo:rsid="00a176b7" fo:background-color="#dddddd" loext:char-shading-value="0" style:font-weight-asian="normal" style:font-weight-complex="normal"/>
    </style:style>
    <style:style style:name="T72" style:family="text">
      <style:text-properties fo:font-weight="normal" officeooo:rsid="0014eac0" fo:background-color="#dddddd" loext:char-shading-value="0" style:font-weight-asian="normal" style:font-weight-complex="normal"/>
    </style:style>
    <style:style style:name="T73" style:family="text">
      <style:text-properties fo:font-weight="normal" officeooo:rsid="0085550f" fo:background-color="#dddddd" loext:char-shading-value="0" style:font-weight-asian="normal" style:font-weight-complex="normal"/>
    </style:style>
    <style:style style:name="T74" style:family="text">
      <style:text-properties fo:font-weight="normal" officeooo:rsid="009c4bac" fo:background-color="#dddddd" loext:char-shading-value="0" style:font-weight-asian="normal" style:font-weight-complex="normal"/>
    </style:style>
    <style:style style:name="T75" style:family="text">
      <style:text-properties fo:background-color="#dddddd" loext:char-shading-value="0"/>
    </style:style>
    <style:style style:name="T76" style:family="text">
      <style:text-properties officeooo:rsid="00942c59" fo:background-color="#dddddd" loext:char-shading-value="0"/>
    </style:style>
    <style:style style:name="T77" style:family="text">
      <style:text-properties fo:font-style="italic" fo:font-weight="bold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0809987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084703a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08c7862" style:font-style-asian="italic" style:font-weight-asian="bold" style:font-style-complex="italic" style:font-weight-complex="bold"/>
    </style:style>
    <style:style style:name="T81" style:family="text">
      <style:text-properties fo:font-style="italic" fo:font-weight="bold" officeooo:rsid="009c91ea" style:font-style-asian="italic" style:font-weight-asian="bold" style:font-style-complex="italic" style:font-weight-complex="bold"/>
    </style:style>
    <style:style style:name="T82" style:family="text">
      <style:text-properties fo:font-style="italic" fo:font-weight="bold" fo:background-color="#fff200" loext:char-shading-value="0" style:font-style-asian="italic" style:font-weight-asian="bold" style:font-style-complex="italic" style:font-weight-complex="bold"/>
    </style:style>
    <style:style style:name="T83" style:family="text">
      <style:text-properties fo:font-style="italic" fo:font-weight="bold" officeooo:rsid="007ffff1" fo:background-color="#fff200" loext:char-shading-value="0" style:font-style-asian="italic" style:font-weight-asian="bold" style:font-style-complex="italic" style:font-weight-complex="bold"/>
    </style:style>
    <style:style style:name="T84" style:family="text">
      <style:text-properties fo:font-style="italic" fo:font-weight="bold" officeooo:rsid="007f05cd" fo:background-color="#dddddd" loext:char-shading-value="0" style:font-style-asian="italic" style:font-weight-asian="bold" style:font-style-complex="italic" style:font-weight-complex="bold"/>
    </style:style>
    <style:style style:name="T8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fo:background-color="#dddddd" loext:char-shading-value="0" style:font-style-asian="italic" style:font-weight-asian="normal" style:font-style-complex="italic" style:font-weight-complex="normal"/>
    </style:style>
    <style:style style:name="T8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939040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07ffff1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7f05cd" fo:background-color="#dddddd" loext:char-shading-value="0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9c91ea" fo:background-color="#dddddd" loext:char-shading-value="0" style:font-style-asian="normal" style:font-weight-asian="bold" style:font-style-complex="normal" style:font-weight-complex="bold"/>
    </style:style>
    <style:style style:name="T9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939040" style:font-style-asian="normal" style:font-weight-asian="normal" style:font-style-complex="normal" style:font-weight-complex="normal"/>
    </style:style>
    <style:style style:name="T94" style:family="text">
      <style:text-properties officeooo:rsid="00704232"/>
    </style:style>
    <style:style style:name="T95" style:family="text">
      <style:text-properties officeooo:rsid="00bb70dd"/>
    </style:style>
    <style:style style:name="T96" style:family="text">
      <style:text-properties officeooo:rsid="00fb0d24" fo:background-color="#fff200" loext:char-shading-value="0"/>
    </style:style>
    <style:style style:name="T97" style:family="text">
      <style:text-properties officeooo:rsid="007f05cd" fo:background-color="#fff200" loext:char-shading-value="0"/>
    </style:style>
    <style:style style:name="T98" style:family="text">
      <style:text-properties officeooo:rsid="0033d7b7"/>
    </style:style>
    <style:style style:name="T99" style:family="text">
      <style:text-properties officeooo:rsid="00373dfb"/>
    </style:style>
    <style:style style:name="T100" style:family="text">
      <style:text-properties fo:color="#999999"/>
    </style:style>
    <style:style style:name="T101" style:family="text">
      <style:text-properties fo:color="#999999" officeooo:rsid="00373dfb"/>
    </style:style>
    <style:style style:name="T102" style:family="text">
      <style:text-properties fo:language="en" fo:country="US" fo:font-weight="normal" officeooo:rsid="008f09c5" style:font-weight-asian="normal" style:font-weight-complex="normal"/>
    </style:style>
    <style:style style:name="T103" style:family="text">
      <style:text-properties fo:language="en" fo:country="US" fo:font-weight="normal" officeooo:rsid="0090c679" style:font-weight-asian="normal" style:font-weight-complex="normal"/>
    </style:style>
    <style:style style:name="T104" style:family="text">
      <style:text-properties fo:language="en" fo:country="US" fo:font-weight="normal" officeooo:rsid="008f09c5" fo:background-color="transparent" loext:char-shading-value="0" style:font-weight-asian="normal" style:font-weight-complex="normal"/>
    </style:style>
    <style:style style:name="T105" style:family="text">
      <style:text-properties fo:language="en" fo:country="US" fo:font-weight="normal" officeooo:rsid="0090c679" fo:background-color="transparent" loext:char-shading-value="0" style:font-weight-asian="normal" style:font-weight-complex="normal"/>
    </style:style>
    <style:style style:name="T106" style:family="text">
      <style:text-properties fo:language="en" fo:country="US" fo:font-style="italic" fo:font-weight="normal" officeooo:rsid="0090c679" fo:background-color="transparent" loext:char-shading-value="0" style:font-style-asian="italic" style:font-weight-asian="normal" style:font-style-complex="italic" style:font-weight-complex="normal"/>
    </style:style>
    <style:style style:name="T107" style:family="text">
      <style:text-properties fo:language="en" fo:country="US" fo:font-style="italic" fo:font-weight="bold" officeooo:rsid="0090c679" fo:background-color="#fff200" loext:char-shading-value="0" style:font-style-asian="italic" style:font-weight-asian="bold" style:font-style-complex="italic" style:font-weight-complex="bold"/>
    </style:style>
    <style:style style:name="T108" style:family="text">
      <style:text-properties fo:language="en" fo:country="US" fo:font-style="italic" fo:font-weight="bold" officeooo:rsid="00966a73" fo:background-color="#fff200" loext:char-shading-value="0" style:font-style-asian="italic" style:font-weight-asian="bold" style:font-style-complex="italic" style:font-weight-complex="bold"/>
    </style:style>
    <style:style style:name="T109" style:family="text">
      <style:text-properties fo:language="en" fo:country="US" fo:font-style="italic" fo:font-weight="bold" officeooo:rsid="0096f9cb" fo:background-color="#fff200" loext:char-shading-value="0" style:font-style-asian="italic" style:font-weight-asian="bold" style:font-style-complex="italic" style:font-weight-complex="bold"/>
    </style:style>
    <style:style style:name="T110" style:family="text">
      <style:text-properties fo:language="en" fo:country="US" fo:font-weight="bold" officeooo:rsid="008f09c5" fo:background-color="transparent" loext:char-shading-value="0" style:font-weight-asian="bold" style:font-weight-complex="bold"/>
    </style:style>
    <style:style style:name="T111" style:family="text">
      <style:text-properties fo:language="en" fo:country="US" fo:font-weight="bold" officeooo:rsid="0090c679" fo:background-color="transparent" loext:char-shading-value="0" style:font-weight-asian="bold" style:font-weight-complex="bold"/>
    </style:style>
    <style:style style:name="T112" style:family="text">
      <style:text-properties fo:language="en" fo:country="US" fo:font-style="normal" fo:font-weight="normal" officeooo:rsid="00966a73" fo:background-color="transparent" loext:char-shading-value="0" style:font-style-asian="normal" style:font-weight-asian="normal" style:font-style-complex="normal" style:font-weight-complex="normal"/>
    </style:style>
    <style:style style:name="T113" style:family="text">
      <style:text-properties fo:language="en" fo:country="US" fo:font-style="normal" fo:font-weight="normal" officeooo:rsid="0096f9cb" fo:background-color="transparent" loext:char-shading-value="0" style:font-style-asian="normal" style:font-weight-asian="normal" style:font-style-complex="normal" style:font-weight-complex="normal"/>
    </style:style>
    <style:style style:name="T114" style:family="text">
      <style:text-properties fo:language="en" fo:country="US" fo:font-style="normal" fo:font-weight="normal" officeooo:rsid="0097df8e" fo:background-color="transparent" loext:char-shading-value="0" style:font-style-asian="normal" style:font-weight-asian="normal" style:font-style-complex="normal" style:font-weight-complex="normal"/>
    </style:style>
    <style:style style:name="T115" style:family="text">
      <style:text-properties officeooo:rsid="008c7862"/>
    </style:style>
    <style:style style:name="T116" style:family="text">
      <style:text-properties officeooo:rsid="008d315e"/>
    </style:style>
    <style:style style:name="T117" style:family="text">
      <style:text-properties officeooo:rsid="00942c59"/>
    </style:style>
    <style:style style:name="T118" style:family="text">
      <style:text-properties officeooo:rsid="009c4bac"/>
    </style:style>
    <style:style style:name="T119" style:family="text">
      <style:text-properties officeooo:rsid="009c91ea"/>
    </style:style>
    <style:style style:name="T120" style:family="text">
      <style:text-properties officeooo:rsid="009e7e3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### <text:span text:style-name="T1">Intro</text:span> ###</text:p>
      <text:p text:style-name="P53"/>
      <text:p text:style-name="P38"><text:span text:style-name="T2">Here are some </text:span><text:span text:style-name="T8">Java and Gradle</text:span><text:span text:style-name="T14"> improvements</text:span><text:span text:style-name="T39"> </text:span><text:span text:style-name="T38">of the Eclipse IDE </text:span><text:span text:style-name="T4">201</text:span><text:span text:style-name="T5">9</text:span><text:span text:style-name="T4">-</text:span><text:span text:style-name="T5">0</text:span><text:span text:style-name="T10">9</text:span><text:span text:style-name="T36">!</text:span></text:p>
      <text:p text:style-name="P2"/>
      <text:p text:style-name="P55">### <text:span text:style-name="T99">Java </text:span>###</text:p>
      <text:p text:style-name="P52"/>
      <text:p text:style-name="P17"><text:span text:style-name="T37">Because </text:span><text:span text:style-name="T13">Java 13</text:span><text:span text:style-name="T37"> was released only </text:span><text:span text:style-name="T13">one day before</text:span><text:span text:style-name="T37"> </text:span><text:span text:style-name="T41">the </text:span><text:span text:style-name="T37">Eclipse 2019-09 release,</text:span></text:p>
      <text:p text:style-name="P17"><text:span text:style-name="T9">Java 13 support</text:span><text:span text:style-name="T41"> has </text:span><text:span text:style-name="T9">not yet</text:span><text:span text:style-name="T41"> been </text:span><text:span text:style-name="T17">built-in</text:span><text:span text:style-name="T41">.</text:span></text:p>
      <text:p text:style-name="P18"><text:span text:style-name="T37">The </text:span><text:span text:style-name="T13">current preview of the Java 13 support</text:span><text:span text:style-name="T37"> can be installed </text:span><text:span text:style-name="T3">via Eclipse Marketplace</text:span><text:span text:style-name="T37"> instead.</text:span></text:p>
      <text:p text:style-name="P8"/>
      <text:p text:style-name="P19"><text:span text:style-name="T40">L</text:span><text:span text:style-name="T37">et’s have a look at the </text:span><text:span text:style-name="T64">improvements </text:span><text:span text:style-name="T66">of the</text:span><text:span text:style-name="T37"> </text:span><text:span text:style-name="T13">built-in features</text:span></text:p>
      <text:p text:style-name="P18"><text:span text:style-name="T70">that have been added </text:span><text:span text:style-name="T34">since the last release in </text:span><text:span text:style-name="T35">June</text:span><text:span text:style-name="T34"> </text:span><text:span text:style-name="T70">three months </text:span><text:span text:style-name="T72">ago</text:span><text:span text:style-name="T71">.</text:span></text:p>
      <text:p text:style-name="P8"/>
      <text:p text:style-name="P16"><text:span text:style-name="T43">The Java editor provides </text:span><text:span text:style-name="T40">new Quick Fixes: </text:span></text:p>
      <text:p text:style-name="P9"/>
      <text:p text:style-name="P24"><text:span text:style-name="T47">For </text:span><text:span text:style-name="T59">example</text:span><text:span text:style-name="T47"> </text:span><text:span text:style-name="T56">a</text:span><text:span text:style-name="T18"> new </text:span><text:span text:style-name="T19">Quick Fix </text:span><text:span text:style-name="T42">(</text:span><text:span text:style-name="T12">Ctrl+1</text:span><text:span text:style-name="T42">)</text:span><text:span text:style-name="T47"> to </text:span><text:span text:style-name="T22">initialize</text:span><text:span text:style-name="T37"> </text:span><text:span text:style-name="T13">final field</text:span><text:span text:style-name="T22">s</text:span><text:span text:style-name="T46">:</text:span></text:p>
      <text:p text:style-name="P27"><text:span text:style-name="T40">either, if there is no constructor, </text:span><text:span text:style-name="T19">at </text:span><text:span text:style-name="T40">the</text:span><text:span text:style-name="T19"> declaration</text:span><text:span text:style-name="T40"> or [...] </text:span><text:span text:style-name="T19">in </text:span><text:span text:style-name="T63">all existing</text:span><text:span text:style-name="T19"> constructors</text:span><text:span text:style-name="T40">.</text:span></text:p>
      <text:p text:style-name="P8"/>
      <text:p text:style-name="P20"><text:span text:style-name="T44">With another Quick Fix,</text:span><text:span text:style-name="T37"> </text:span><text:span text:style-name="T77">for</text:span><text:span text:style-name="T13"> loops</text:span><text:span text:style-name="T37"> </text:span><text:span text:style-name="T69">iterating through a </text:span><text:span text:style-name="T86">Collection </text:span><text:span text:style-name="T42">can be converted to an </text:span><text:span text:style-name="T12">enhanced </text:span><text:span text:style-name="T83">for</text:span><text:span text:style-name="T12"> loop</text:span><text:span text:style-name="T65">.</text:span></text:p>
      <text:p text:style-name="P42"><text:span text:style-name="T42">This Quick Fix is </text:span><text:span text:style-name="T18">only offered</text:span><text:span text:style-name="T42"> if </text:span><text:span text:style-name="T43">the </text:span><text:span text:style-name="T85">for</text:span><text:span text:style-name="T37"> loop </text:span><text:span text:style-name="T43">can be converted</text:span><text:span text:style-name="T42">,</text:span></text:p>
      <text:p text:style-name="P43"><text:span text:style-name="T42">which is </text:span><text:span text:style-name="T18">not the case</text:span><text:span text:style-name="T42"> </text:span><text:span text:style-name="T43">when</text:span><text:span text:style-name="T42">, for </text:span><text:span text:style-name="T43">instance</text:span><text:span text:style-name="T42">,</text:span><text:span text:style-name="T43"> </text:span><text:span text:style-name="T20">iterating</text:span><text:span text:style-name="T18"> not through all elements</text:span></text:p>
      <text:p text:style-name="P42"><text:span text:style-name="T43">or when </text:span><text:span text:style-name="T20">modifying the </text:span><text:span text:style-name="T78">Collection</text:span><text:span text:style-name="T42"> inside the loop.</text:span></text:p>
      <text:p text:style-name="P25"><text:span text:style-name="T59">In the same way</text:span><text:span text:style-name="T48">, </text:span><text:span text:style-name="T59">t</text:span><text:span text:style-name="T37">he […] source […] </text:span><text:span text:style-name="T13">clean-up</text:span><text:span text:style-name="T37"> […] </text:span><text:span text:style-name="T79">Convert 'for' loops to enhanced</text:span></text:p>
      <text:p text:style-name="P26"><text:span text:style-name="T45">works now </text:span><text:span text:style-name="T31">not only</text:span><text:span text:style-name="T45"> </text:span><text:span text:style-name="T47">on </text:span><text:span text:style-name="T45">loops with </text:span><text:span text:style-name="T21">arrays, </text:span><text:span text:style-name="T31">but also </text:span><text:span text:style-name="T47">on loops with</text:span><text:span text:style-name="T21"> </text:span><text:span text:style-name="T79">Collection</text:span><text:span text:style-name="T21">s</text:span><text:span text:style-name="T48">.</text:span></text:p>
      <text:p text:style-name="P10"/>
      <text:p text:style-name="P37"><text:span text:style-name="T73">A</text:span><text:span text:style-name="T69">lso the source clean-up</text:span><text:span text:style-name="T37"> </text:span><text:span text:style-name="T77">Remove redundant modifiers</text:span><text:span text:style-name="T37"> has been improved</text:span></text:p>
      <text:p text:style-name="P37"><text:span text:style-name="T56">by </text:span><text:span text:style-name="T59">additionally</text:span><text:span text:style-name="T37"> remov</text:span><text:span text:style-name="T56">ing</text:span><text:span text:style-name="T37"> </text:span><text:span text:style-name="T82">abstract</text:span><text:span text:style-name="T37"> modifiers </text:span><text:span text:style-name="T13">on interfaces</text:span><text:span text:style-name="T37">.</text:span></text:p>
      <text:p text:style-name="P13"/>
      <text:p text:style-name="P28"><text:span text:style-name="T37">There are </text:span><text:span text:style-name="T13">two new</text:span><text:span text:style-name="T37"> source </text:span><text:span text:style-name="T13">clean-ups</text:span><text:span text:style-name="T37"> in the </text:span><text:span text:style-name="T85">Unnecessary code</text:span><text:span text:style-name="T37"> section:</text:span></text:p>
      <text:p text:style-name="P28"><text:span text:style-name="T77">Use Autoboxing</text:span><text:span text:style-name="T37"> […] and </text:span><text:span text:style-name="T77">Use Unboxing</text:span><text:span text:style-name="T37">.</text:span></text:p>
      <text:p text:style-name="P10"/>
      <text:p text:style-name="P29"><text:span text:style-name="T37">The </text:span><text:span text:style-name="T13">Java</text:span><text:span text:style-name="T37"> [...] </text:span><text:span text:style-name="T13">formatter</text:span><text:span text:style-name="T37"> […] offers more options </text:span><text:span text:style-name="T60">for</text:span><text:span text:style-name="T37"> handling </text:span><text:span text:style-name="T3">blank lines</text:span><text:span text:style-name="T37">.</text:span></text:p>
      <text:p text:style-name="P29"><text:span text:style-name="T37">Now you can set for </text:span><text:span text:style-name="T3">20</text:span><text:span text:style-name="T13"> instead of 12 places</text:span><text:span text:style-name="T37"> whether blank lines should be added and if so, how many.</text:span></text:p>
      <text:p text:style-name="P29"><text:span text:style-name="T69">Most of these </text:span><text:span text:style-name="T74">8</text:span><text:span text:style-name="T69"> new settings can be found in the</text:span><text:span text:style-name="T37"> </text:span><text:span text:style-name="T3">new subsection</text:span><text:span text:style-name="T37"> </text:span><text:span text:style-name="T77">Blank lines within method/constructor declarations</text:span><text:span text:style-name="T37">. </text:span></text:p>
      <text:p text:style-name="P10"/>
      <text:p text:style-name="P21"><text:span text:style-name="T118">For a</text:span>ll <text:span text:style-name="T118">b</text:span>lank lines settings <text:span text:style-name="T118">there is the </text:span><text:span text:style-name="T30">new option</text:span><text:span text:style-name="T118"> </text:span>to <text:span text:style-name="T3">remove excess blank lines</text:span>.</text:p>
      <text:p text:style-name="P46"><text:span text:style-name="T85">Remove excess blank lines </text:span>is <text:span text:style-name="T13">not available for </text:span><text:span text:style-name="T23">selected number</text:span><text:span text:style-name="T13">s</text:span><text:span text:style-name="T23"> of lines</text:span></text:p>
      <text:p text:style-name="P30"><text:span text:style-name="T91">greater</text:span><text:span text:style-name="T90"> than the</text:span><text:span text:style-name="T84"> Number of empty lines to preserve </text:span><text:span text:style-name="T75">as the excess lines will be removed anyway.</text:span> </text:p>
      <text:p text:style-name="P22"/>
      <text:p text:style-name="P31"><text:span text:style-name="T115">In </text:span>Java <text:span text:style-name="T115">[…] </text:span><text:span text:style-name="T80">C</text:span><text:span text:style-name="T77">ode templates</text:span> <text:span text:style-name="T115">[…] </text:span><text:span text:style-name="T24">comments specifically for modules</text:span><text:span text:style-name="T115"> can be configured.</text:span></text:p>
      <text:p text:style-name="P45">“<text:span text:style-name="T77">tags</text:span>” is <text:span text:style-name="T119">the placeholder for the </text:span><text:span text:style-name="T77">uses</text:span><text:span text:style-name="T37"> and </text:span><text:span text:style-name="T77">provide</text:span><text:span text:style-name="T81">s</text:span><text:span text:style-name="T37"> </text:span><text:span text:style-name="T25">Javadoc </text:span><text:span text:style-name="T13">tags</text:span> <text:span text:style-name="T116">that are generated </text:span>for all <text:span text:style-name="T77">uses</text:span> and <text:span text:style-name="T77">provides</text:span> module statements.</text:p>
      <text:p text:style-name="P11"/>
      <text:p text:style-name="P47"><text:span text:style-name="T62">In the Console, it </text:span><text:span text:style-name="T33">cannot be ensured</text:span><text:span text:style-name="T62"> that </text:span><text:span text:style-name="T33">standard output</text:span><text:span text:style-name="T62"> and </text:span><text:span text:style-name="T33">error output</text:span></text:p>
      <text:p text:style-name="P47"><text:span text:style-name="T37">is printed in the </text:span><text:span text:style-name="T13">same order as</text:span><text:span text:style-name="T37"> it is </text:span><text:span text:style-name="T13">produced by the Java application</text:span><text:span text:style-name="T37">.</text:span></text:p>
      <text:p text:style-name="P59"><text:span text:style-name="T105">In </text:span><text:span text:style-name="T110">Java Launch </text:span><text:span text:style-name="T104">configurations, </text:span><text:span text:style-name="T105">a </text:span><text:span text:style-name="T111">new option</text:span><text:span text:style-name="T105"> has been added t</text:span><text:span text:style-name="T104">o avoid </text:span><text:span text:style-name="T105">such</text:span><text:span text:style-name="T104"> wrong ordering:</text:span></text:p>
      <text:p text:style-name="P59"><text:span text:style-name="T104">In the tab </text:span><text:span text:style-name="T106">Common,</text:span><text:span text:style-name="T105"> check </text:span><text:span text:style-name="T107">Merge standard and error output</text:span></text:p>
      <text:p text:style-name="P57"><text:span text:style-name="T102">Unfortunately, </text:span><text:span text:style-name="T103">as a side effect, </text:span><text:span text:style-name="T102">this disables the red </text:span><text:span text:style-name="T37">coloring of </text:span><text:span text:style-name="T49">the </text:span><text:span text:style-name="T37">error output.</text:span></text:p>
      <text:p text:style-name="P6"/>
      <text:p text:style-name="P44"><text:span text:style-name="T92">Java launch configurations have also been improved to </text:span><text:span text:style-name="T87">override </text:span><text:span text:style-name="T93">the </text:span><text:span text:style-name="T88">p</text:span><text:span text:style-name="T89">atch</text:span><text:span text:style-name="T88">ing of a module</text:span><text:span text:style-name="T42">.</text:span></text:p>
      <text:p text:style-name="P48"><text:span text:style-name="T37">Assuming </text:span><text:span text:style-name="T50">in the</text:span><text:span text:style-name="T37"> </text:span><text:span text:style-name="T77">Java Build Path</text:span><text:span text:style-name="T37"> </text:span><text:span text:style-name="T50">a </text:span><text:span text:style-name="T26">module</text:span><text:span text:style-name="T50"> has been configured to be </text:span><text:span text:style-name="T26">patched</text:span><text:span text:style-name="T50">,</text:span></text:p>
      <text:p text:style-name="P32"><text:span text:style-name="T13">in a Java launch configuration</text:span><text:span text:style-name="T37"> […] in the tab </text:span><text:span text:style-name="T77">Dependencies</text:span><text:span text:style-name="T37"> […]</text:span></text:p>
      <text:p text:style-name="P33"><text:span text:style-name="T13">you can override</text:span><text:span text:style-name="T37"> </text:span><text:span text:style-name="T13">this</text:span><text:span text:style-name="T37"> </text:span><text:span text:style-name="T61">as well,</text:span></text:p>
      <text:p text:style-name="P33"><text:span text:style-name="T37">by pressing the </text:span><text:span text:style-name="T77">Override Dependencies...</text:span><text:span text:style-name="T37"> button and editing the given Java command line argument.</text:span></text:p>
      <text:p text:style-name="P14"/>
      <text:p text:style-name="P34"><text:span text:style-name="T13">Performance improvements</text:span><text:span text:style-name="T37"> can be seen, for example, when compiling </text:span><text:span text:style-name="T53">projects containing </text:span><text:span text:style-name="T13">very large files</text:span><text:span text:style-name="T37">.</text:span></text:p>
      <text:p text:style-name="P50"><text:span text:style-name="T37">Here for comparison, the </text:span><text:span text:style-name="T13">same project</text:span><text:span text:style-name="T37"> </text:span><text:span text:style-name="T54">which contains generated Java code with large files</text:span></text:p>
      <text:p text:style-name="P50"><text:span text:style-name="T57">i</text:span><text:span text:style-name="T37">n Eclipse 2019-0</text:span><text:span text:style-name="T13">6</text:span><text:span text:style-name="T37">, the previous release.</text:span></text:p>
      <text:p text:style-name="P50"><text:span text:style-name="T57">I</text:span><text:span text:style-name="T54">t </text:span><text:span text:style-name="T37">is still compiling, while </text:span><text:span text:style-name="T57">compiling</text:span><text:span text:style-name="T37"> in Eclipse 2019-0</text:span><text:span text:style-name="T29">9</text:span><text:span text:style-name="T37"> started later </text:span><text:span text:style-name="T61">and </text:span><text:span text:style-name="T37">is already done.</text:span></text:p>
      <text:p text:style-name="P10"/>
      <text:p text:style-name="P36"><text:span text:style-name="T37">By the way, a </text:span><text:span text:style-name="T13">full build</text:span><text:span text:style-name="T37"> is now </text:span><text:span text:style-name="T13">triggered</text:span><text:span text:style-name="T37"> automatically </text:span><text:span text:style-name="T13">when the JDT core preferences file is changed</text:span><text:span text:style-name="T37">.</text:span></text:p>
      <text:p text:style-name="P51"><text:span text:style-name="T37">This is helpful, </text:span><text:span text:style-name="T55">for example,</text:span><text:span text:style-name="T37"> when getting changes made by someone else via version-control.</text:span></text:p>
      <text:p text:style-name="P12"/>
      <text:p text:style-name="P23"><text:span text:style-name="T52">The</text:span><text:span text:style-name="T37"> </text:span><text:span text:style-name="T27">J</text:span><text:span text:style-name="T28">U</text:span><text:span text:style-name="T27">nit</text:span><text:span text:style-name="T51"> </text:span><text:span text:style-name="T52">that is shipped with Eclipse has been </text:span><text:span text:style-name="T28">updated</text:span><text:span text:style-name="T52"> from 5.4 </text:span><text:span text:style-name="T28">to 5.</text:span><text:span text:style-name="T32">5</text:span><text:span text:style-name="T28">.1</text:span><text:span text:style-name="T52">.</text:span></text:p>
      <text:p text:style-name="P35"><text:span text:style-name="T52">T</text:span><text:span text:style-name="T37">his gives you, for example, </text:span><text:span text:style-name="T13">declarative timeouts</text:span><text:span text:style-name="T37"> via the </text:span><text:span text:style-name="T77">Timeout</text:span><text:span text:style-name="T37"> annotation.</text:span></text:p>
      <text:p text:style-name="P49"><text:span text:style-name="T51">Of course, Eclipse supports </text:span><text:span text:style-name="T58">newer and older</text:span><text:span text:style-name="T51"> JUnit versions </text:span><text:span text:style-name="T58">too</text:span><text:span text:style-name="T51">, for example via Maven or via Gradle.</text:span></text:p>
      <text:p text:style-name="P10"/>
      <text:p text:style-name="P10"/>
      <text:p text:style-name="P3"><text:span text:style-name="T100">### </text:span><text:span text:style-name="T101">Gradle </text:span><text:span text:style-name="T100">###</text:span></text:p>
      <text:p text:style-name="P52"/>
      <text:p text:style-name="P60"><text:span text:style-name="T112">Speaking of Gradle, there is a </text:span><text:span text:style-name="T113">really</text:span><text:span text:style-name="T112"> useful new feature:</text:span></text:p>
      <text:p text:style-name="P61"><text:span text:style-name="T108">D</text:span><text:span text:style-name="T109">ebug As</text:span><text:span text:style-name="T113"> </text:span><text:span text:style-name="T114">[...]</text:span><text:span text:style-name="T113"> </text:span><text:span text:style-name="T109">Gradle Test</text:span><text:span text:style-name="T113"> </text:span><text:span text:style-name="T13">launches</text:span> a <text:span text:style-name="T13">Gradle build</text:span> <text:span text:style-name="T75">that executes the selected test in debug mode</text:span></text:p>
      <text:p text:style-name="P61">and automatically <text:span text:style-name="T13">connects</text:span> a <text:span text:style-name="T13">debug session</text:span> to it.</text:p>
      <text:p text:style-name="P58">As you can see in the <text:span text:style-name="T85">Debug</text:span> view, this works via Java remote debugging.</text:p>
      <text:p text:style-name="P39"/>
      <text:p text:style-name="P41">Another neat new feature of the Gradle support is </text:p>
      <text:p text:style-name="P41">that <text:span text:style-name="T117">dependenc</text:span>ies <text:span text:style-name="T120">of</text:span> c<text:span text:style-name="T117">losed projects are replaced with dependenc</text:span>ies to<text:span text:style-name="T117"> </text:span>JARs</text:p>
      <text:p text:style-name="P40"><text:span text:style-name="T76">that </text:span><text:span text:style-name="T75">are</text:span><text:span text:style-name="T76"> automatically built during the synchronization</text:span><text:span text:style-name="T117">.</text:span></text:p>
      <text:p text:style-name="P7"/>
      <text:p text:style-name="P7"/>
      <text:p text:style-name="P56">### Outro ###</text:p>
      <text:p text:style-name="P54"/>
      <text:p text:style-name="P15"><text:span text:style-name="T94">These were some of the </text:span><text:span text:style-name="T16">Java and Gradle</text:span><text:span text:style-name="T94"> improvements</text:span></text:p>
      <text:p text:style-name="P15"><text:span text:style-name="T95">of the </text:span><text:span text:style-name="T15">quarterly </text:span><text:span text:style-name="T67">Rolling</text:span><text:span text:style-name="T68"> Release </text:span><text:span text:style-name="T11">September</text:span><text:span text:style-name="T7"> 201</text:span><text:span text:style-name="T6">9</text:span><text:span text:style-name="T94">.</text:span></text:p>
      <text:p text:style-name="P15"/>
      <text:p text:style-name="P5">The <text:span text:style-name="T99">general and Git</text:span> improvements are shown in a separate video.</text:p>
      <text:p text:style-name="P5">If you <text:span text:style-name="T98">have missed</text:span> some versions, you might want to watch the previous videos, too.</text:p>
      <text:p text:style-name="P1"/>
      <text:p text:style-name="P4"><text:span text:style-name="T96">Thank</text:span><text:span text:style-name="T97">s</text:span> for watching and <text:span text:style-name="T96">happy coding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08:46:58.207000000</meta:creation-date>
    <dc:date>2019-09-16T17:31:57.474000000</dc:date>
    <meta:editing-duration>PT12H56M11S</meta:editing-duration>
    <meta:editing-cycles>91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62" meta:word-count="733" meta:character-count="4325" meta:non-whitespace-character-count="3650"/>
  </office:meta>
</office:document-meta>
</file>